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5.3.oxt&#13;Update file created : emph.update.xml&#13;&#13;26.04.2021 18:08:0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5.3.oxt&#13;Update file created : emph-A.update.xml&#13;&#13;26.04.2021 18:08: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5.3.oxt&#13;Update file created : emph-L.update.xml&#13;&#13;26.04.2021 18:08:2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05509886106376734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669138191393200344" text:style-name="L2">
        <text:list-item>
          <text:p text:style-name="P49">Version 2.1.2 :</text:p>
        </text:list-item>
      </text:list>
      <text:list xml:id="list8890709376266657658" text:style-name="L3">
        <text:list-item>
          <text:list>
            <text:list-item>
              <text:p text:style-name="P50">Localized help : resolved non-functional hyperlink due to API incompatibility introduced by Apache OpenOffice 4.1 (and LibreOffice 4.0).</text:p>
            </text:list-item>
          </text:list>
        </text:list-item>
      </text:list>
      <text:list xml:id="list38295595" text:continue-list="list2669138191393200344" text:style-name="L2">
        <text:list-item>
          <text:p text:style-name="P49">Version 2.1.1 :</text:p>
        </text:list-item>
      </text:list>
      <text:list xml:id="list8779119880489340432"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8310786" text:continue-list="list38295595" text:style-name="L2">
        <text:list-item>
          <text:p text:style-name="P49">Version 2.1.0 :</text:p>
        </text:list-item>
      </text:list>
      <text:list xml:id="list61132669481759573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8300685" text:continue-list="list38310786" text:style-name="L2">
        <text:list-item>
          <text:p text:style-name="P49">Version 2.0.0 :</text:p>
        </text:list-item>
      </text:list>
      <text:list xml:id="list6466603411359720162"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8293106" text:continue-list="list38300685" text:style-name="L2">
        <text:list-item>
          <text:p text:style-name="P49">Version 1.5.3 :</text:p>
        </text:list-item>
      </text:list>
      <text:list xml:id="list217948805021037448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0156801472877122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63106568847630399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02682191527011450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237471077595299617"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0683579920266880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91627112476400218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22160839325991883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74365680573676724"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5800752216541085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5589157668246380" text:style-name="L17">
        <text:list-item>
          <text:p text:style-name="P64">Arg1 : <text:span text:style-name="InstructionMacro">String</text:span> : mandatory, type of control used for the button</text:p>
        </text:list-item>
      </text:list>
      <text:list xml:id="list835645786944949893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11539301981085629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925044535796747605"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449561735850960354"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65790726872729006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531029233305264629"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73810545849600647"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68334695547561167"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856584565000807113"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08255023516306554"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772709149297346926"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714095300504762234"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852100193987639540"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36033650584452635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13355810909603262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954150526629324965"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06929617363133585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8667666834087068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978849141696133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70878332188134744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55119365614467701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30586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10662547206529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19756242083606453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4493854205124220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2</dc:date>
     <text:p>internal</text:p>
     <text:p>Page2</text:p>
     <text:p/>
    </office:annotation>Paragraph styles</text:p>
      <text:p text:style-name="P28"><office:annotation>
     <dc:creator>BM</dc:creator>
     <dc:date>2008-03-13T00:00:00.92</dc:date>
     <text:p>internal</text:p>
     <text:p>Page7</text:p>
     <text:p/>
    </office:annotation>Hyperlinks</text:p>
      <text:p text:style-name="hlp_5f_paragraph"><text:span text:style-name="T14"><office:annotation>
      <dc:creator>BM</dc:creator>
      <dc:date>2008-03-13T00:00:00.92</dc:date>
      <text:p>internal</text:p>
      <text:p>Page3</text:p>
      <text:p/>
     </office:annotation></text:span><text:span text:style-name="T14">Text formatting</text:span></text:p>
      <text:p text:style-name="P28"><office:annotation>
     <dc:creator>BM</dc:creator>
     <dc:date>2008-03-26T00:00:00.9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3</dc:date>
     <text:p>external</text:p>
     <text:p>text/swriter/main0210.xhp</text:p>
     <text:p/>
    </office:annotation><text:span text:style-name="T14">Preview topic</text:span> </text:p>
      <text:p text:style-name="hlp_5f_paragraph">This hyperlink displays <text:s/><office:annotation>
     <dc:creator>BM</dc:creator>
     <dc:date>2008-03-15T00:00:00.9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324634" text:continue-list="list20978849141696133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295237" text:continue-list="list3830586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4</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95</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95</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8315725" text:continue-list="list3832463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5.3")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emph")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emph")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